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MongoDB: </text:span><text:a xlink:href="https://cloud.mongodb.com/v2/690c42838e200739847f6bcb#/overview" office:target-frame-name="_blank" xlink:show="new"><text:span text:style-name="Hyperlink">https://cloud.mongodb.com/v2/690c42838e200739847f6bcb#/overview</text:span></text:a></text:p>
      <text:p text:style-name="P3"><text:span text:style-name="T4">login:</text:span></text:p>
      <text:p text:style-name="P5"><text:a xlink:href="mailto:ping.msanthosh@gmail.cm" office:target-frame-name="_blank" xlink:show="new"><text:span text:style-name="Hyperlink">ping.msanthosh@gmail.com</text:span></text:a></text:p>
      <text:p text:style-name="P6">Santhosh@123</text:p>
      <text:p text:style-name="P7"/>
      <text:p text:style-name="P8"><text:span text:style-name="T9">Cluster: new</text:span></text:p>
      <text:p text:style-name="P10">santhosh_db_user</text:p>
      <text:p text:style-name="P11">Santhosh@123</text:p>
      <text:p text:style-name="P12"/>
      <text:p text:style-name="P13">Database Name</text:p>
      <text:p text:style-name="P14">db_testcases</text:p>
      <text:p text:style-name="P15">Collection Name</text:p>
      <text:p text:style-name="P16">test_cases</text:p>
      <text:p text:style-name="P17"/>
      <text:p text:style-name="P18">npm install mongodb</text:p>
      <text:p text:style-name="P19">mongodb+srv://santhosh_db_user:Santhosh@123@<text:a xlink:href="http://new.sv0xkvo.mongodb.net/?appName=new" office:target-frame-name="_blank" xlink:show="new"><text:span text:style-name="Hyperlink">new.sv0xkvo.mongodb.net/?appName=new</text:span></text:a></text:p>
      <text:p text:style-name="P20"/>
      <text:p text:style-name="P21"><text:span text:style-name="T22">MongoDB: </text:span><text:a xlink:href="https://cloud.mongodb.com/v2/690c42838e200739847f6bcb#/overview" office:target-frame-name="_blank" xlink:show="new"><text:span text:style-name="Hyperlink">https://cloud.mongodb.com/v2/690c42838e200739847f6bcb#/overview</text:span></text:a></text:p>
      <text:p text:style-name="P23"><text:span text:style-name="T24">login:</text:span></text:p>
      <text:p text:style-name="P25"><text:a xlink:href="mailto:ping.msanthosh@gmail.cm" office:target-frame-name="_blank" xlink:show="new"><text:span text:style-name="Hyperlink">ping.msanthosh@gmail.com</text:span></text:a></text:p>
      <text:p text:style-name="P26">Santhosh@123</text:p>
      <text:p text:style-name="P27"/>
      <text:p text:style-name="P28"><text:span text:style-name="T29">Cluster: new</text:span></text:p>
      <text:p text:style-name="P30">santhosh_db_user</text:p>
      <text:p text:style-name="P31">Santhosh@123</text:p>
      <text:p text:style-name="P32"/>
      <text:p text:style-name="P33">Database Name</text:p>
      <text:p text:style-name="P34">db_testcases</text:p>
      <text:p text:style-name="P35">Collection Name</text:p>
      <text:p text:style-name="P36">test_cases</text:p>
      <text:p text:style-name="P37"/>
      <text:p text:style-name="P38">npm install mongodb</text:p>
      <text:p text:style-name="P39">mongodb+srv://santhosh_db_user:Santhosh@123@<text:a xlink:href="http://new.sv0xkvo.mongodb.net/?appName=new" office:target-frame-name="_blank" xlink:show="new"><text:span text:style-name="Hyperlink">new.sv0xkvo.mongodb.net/?appName=new</text:span></text:a></text:p>
      <text:p text:style-name="P40"/>
      <text:p text:style-name="P41">Jira Base URL = "https://myworkspacesystem.atlassian.net"</text:p>
      <text:p text:style-name="P42">APIkey= "ATATT3xFfGF0wiknznPri-eMR5zehFuCYkh3H_73oKvRQEkdAqKzI8J33XH9d_Qe9DdjNOhDq2svBMWsGqBiTJRLzrZCvbjK5JNA1nytRnHb5hT9oF0eF1ifd9ewV0yXBWvw8-IGRGOKN9Vfvit-wIwTPNmzLGGcaNenz1Y9dyx4GPnIAW_JcbU=ACA7FB26"</text:p>
      <text:p text:style-name="P43">email id = "ping.msanthosh@gmail.com"</text:p>
      <text:p text:style-name="P44">Project Key = "demo"</text:p>
      <text:p text:style-name="P45"/>
      <text:p text:style-name="P46">mistral:</text:p>
      <text:p text:style-name="P47">new</text:p>
      <text:p text:style-name="P48">fd444b24-cc16-4697-b921-722e70f63227</text:p>
      <text:p text:style-name="P49">API key: e3Z0f04oeAslAPiJnl8gN72QKv4E7sFb</text:p>
      <text:p text:style-name="P50"/>
      <text:p text:style-name="P51"/>
      <text:p text:style-name="P52"><text:a xlink:href="mailto:echominds.cohort2@gmail.com" office:target-frame-name="_blank" xlink:show="new"><text:span text:style-name="Hyperlink">echominds.cohort2@gmail.com</text:span></text:a><text:line-break/>Echominds@02<text:line-break/>Git: echominds02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ICKAM, SANTHOSH (EXTERN)</meta:initial-creator>
    <dc:creator>MANICKAM, SANTHOSH (EXTERN)</dc:creator>
    <meta:creation-date>2025-11-07T19:02:00Z</meta:creation-date>
    <dc:date>2025-11-07T19:03:00Z</dc:date>
    <meta:template xlink:href="Normal" xlink:type="simple"/>
    <meta:editing-cycles>1</meta:editing-cycles>
    <meta:editing-duration>PT60S</meta:editing-duration>
    <meta:document-statistic meta:page-count="2" meta:paragraph-count="62" meta:word-count="100" meta:character-count="1564" meta:row-count="101" meta:non-whitespace-character-count="1526"/>
  </office:meta>
</office:document-meta>
</file>